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5" style:family="paragraph" style:parent-style-name="Standard" style:list-style-name="L1">
      <style:paragraph-properties fo:text-align="justify" style:justify-single-word="false"/>
      <style:text-properties fo:font-size="12pt" fo:font-weight="bold" style:font-size-asian="12pt" style:font-weight-asian="bold" style:font-size-complex="12pt" style:font-weight-complex="bold"/>
    </style:style>
    <style:style style:name="P6"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GRAMACION CONCURRENTE CON JAVA9</text:p>
      <text:p text:style-name="P1"/>
      <text:p text:style-name="P3">CONCURRENCIA VS PARALELISMO</text:p>
      <text:p text:style-name="P3"/>
      <text:p text:style-name="P2">El ejemplo mas usado para explicar la concurrencia trata cuando se tiene mas de una tarea con un solo procesador <text:s/>con un solo nucleo. En este caso, el programador de tareas del sistema operativo cambia rapidamente <text:s/>de una tarea a otra, por lo que parece que todas las tareas se ejecutan simultaneamente. </text:p>
      <text:p text:style-name="P2"/>
      <text:p text:style-name="P2">La definicion de paralelismo es similar al de concurrencia, como cuando uno tiene mas de una tarea ejecutandose simultaneamente en diferentes computadoras, procesadores o nucleos dentro de <text:s/>un procesador. </text:p>
      <text:p text:style-name="P2"/>
      <text:p text:style-name="P2">Otra definicion de concurrencia es cuando se tiene mas de una tarea (tareas diferentes) que se ejecutan simultaneamente en tu sistema. Por otro lado, el paralelismo es cuando tienes diferentes instancias de la misma tarea que se ejecutan simultaneamente sobre diferentes partes de un conjunto de datos.</text:p>
      <text:p text:style-name="P2"/>
      <text:p text:style-name="P2">La ultima definicion del paralelismo cuando tienes mas de una tarea que se ejecutan simultaneamente en tu sistema y se habla de concurrencia como una forma de explicar <text:s/>las diferentes tecnicas y mecanismos que el programador debe sincronizar <text:s/>con las tareas y su acceso a los recursos compartidos.</text:p>
      <text:p text:style-name="P2"/>
      <text:p text:style-name="P3">SINCRONIZACION</text:p>
      <text:p text:style-name="P3"/>
      <text:p text:style-name="P2">La sincronizacion en concurrencia se refiere a la coordinacion de dos o mas tareas para obtener los resultados deseados. Tenemos dos tipos de sincronizacion:</text:p>
      <text:p text:style-name="P2"/>
      <text:list xml:id="list651286834808647482" text:style-name="L1">
        <text:list-item>
          <text:p text:style-name="P5">Sincronizacion de Control : <text:span text:style-name="T1">Cuando una tarea depende del final de otra, la segunda tarea no puede comenzar antes de que la primera haya finalizado.</text:span></text:p>
        </text:list-item>
        <text:list-item>
          <text:p text:style-name="P5">Sincronizacion de Acceso de Datos: <text:span text:style-name="T1">Cuando dos o mas tareas tiene acceso a una variable compartida y solo una de las tareas puede acceder a la variable.</text:span></text:p>
        </text:list-item>
      </text:list>
      <text:p text:style-name="P3"><text:span text:style-name="T1">Un concepto cercano a sincronizacion es </text:span>seccion critica. <text:span text:style-name="T1">Una seccion critica es una pieza de codigo que <text:s/>puede ser solo ejecutado por una tarea a la vez debido a su acceso a un recurso compartido. </text:span>Exclusion Mutua<text:span text:style-name="T1"> es el mecanismo usado para garantizar este requerimiento y puede ser implementado en diferentes maneras.</text:span></text:p>
      <text:p text:style-name="P3"><text:span text:style-name="T1"/></text:p>
      <text:p text:style-name="P3">Objeto Inmutable</text:p>
      <text:p text:style-name="P3"/>
      <text:p text:style-name="P2">Un objeto inmutable es un objeto con una caracteristica muy especial. Ud no puede modificar su estado de visibilidad (el valor de sus atributos) despues de su inicializacion. Si ud quiere modificar un objeto inmutable, usted tiene que crear uno nuevo.</text:p>
      <text:p text:style-name="P2"/>
      <text:p text:style-name="P2">Su principal ventaja es que son thread-safe. Podemos usarlo en aplicaciones concurrentes sin ningun problema. Un ejemplo de un objeto inmutanle es la clase String. Cuando asignamos un nuevo valor al objeto String, estamos creando uno nuevo.</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v </meta:initial-creator>
    <meta:creation-date>2018-02-17T16:37:43.68</meta:creation-date>
    <dc:date>2018-03-10T17:39:39.07</dc:date>
    <dc:creator>cv </dc:creator>
    <meta:editing-duration>PT7H25S</meta:editing-duration>
    <meta:editing-cycles>9</meta:editing-cycles>
    <meta:generator>OpenOffice/4.1.4$Win32 OpenOffice.org_project/414m5$Build-9788</meta:generator>
    <meta:document-statistic meta:table-count="0" meta:image-count="0" meta:object-count="0" meta:page-count="1" meta:paragraph-count="14" meta:word-count="394" meta:character-count="2464"/>
  </office:meta>
</office:document-meta>
</file>